
<file path=META-INF/manifest.xml><?xml version="1.0" encoding="utf-8"?>
<manifest:manifest xmlns:manifest="urn:oasis:names:tc:opendocument:xmlns:manifest:1.0" manifest:version="1.2">
  <manifest:file-entry manifest:media-type="text/xml" manifest:full-path="content.xml"/>
  <manifest:file-entry manifest:media-type="application/vnd.oasis.opendocument.text" manifest:full-path="/" manifest:version="1.2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Equation"/>
        <text:sequence-decl text:display-outline-level="0" text:name="Figure"/>
      </text:sequence-decls>
      <text:p text:style-name="OrgTitle"><text:title>My Notes On Moodle &amp; Devving It</text:title></text:p>
      <text:p text:style-name="OrgTitle"/>
      <text:p text:style-name="OrgSubtitle"><text:initial-creator>Hal Henke</text:initial-creator></text:p>
      <text:p text:style-name="OrgSubtitle"/>
      <text:p text:style-name="OrgSubtitle"><text:date style:data-style-name="N75" text:date-value="2012-12-20T13:01:04+11:00">20 Dec 2012</text:date></text:p>
      <text:p text:style-name="OrgSubtitle"/>
      <text:table-of-content text:style-name="Sect2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sec-1">1. HowTo</text:a></text:p>
          <text:p text:style-name="Contents_20_2"><text:a xlink:type="simple" xlink:href="#sec-1-1">1.1. Database stuff</text:a></text:p>
          <text:p text:style-name="Contents_20_3"><text:a xlink:type="simple" xlink:href="#sec-1-1-1">1.1.1. Initial Definitions/Schema - with XMLDB</text:a></text:p>
          <text:p text:style-name="Contents_20_3"><text:a xlink:type="simple" xlink:href="#sec-1-1-2">1.1.2. Altering the Database/Schema - Moodle API</text:a></text:p>
          <text:p text:style-name="Contents_20_3"><text:a xlink:type="simple" xlink:href="#sec-1-1-3">1.1.3. grep get<text:span text:style-name="OrgSubscript">record</text:span></text:a></text:p>
        </text:index-body>
      </text:table-of-content>
      <text:h text:style-name="Heading_20_1" text:outline-level="1"><text:bookmark-start text:name="OrgXref.sec-1"/><text:bookmark text:name="sec-1"/>HowTo<text:bookmark-end text:name="OrgXref.sec-1"/></text:h>
      <text:h text:style-name="Heading_20_2" text:outline-level="2"><text:bookmark-start text:name="OrgXref.sec-1-1"/><text:bookmark text:name="sec-1-1"/>Database stuff<text:bookmark-end text:name="OrgXref.sec-1-1"/></text:h>
      <text:h text:style-name="Heading_20_3" text:outline-level="3"><text:bookmark-start text:name="OrgXref.sec-1-1-1"/><text:bookmark text:name="sec-1-1-1"/>Initial Definitions/Schema - with XMLDB<text:bookmark-end text:name="OrgXref.sec-1-1-1"/></text:h>
      <text:p text:style-name="Text_20_body">
XMLDB stores the database definition in an XML format that can be used to install Moodle on any database. Everywhere in Moodle now uses XMLDB.<text:line-break/>
The XMLDB database definition is stored in the file db/install.xml. You can use a built-in XMLDB editor to create or edit any install.xml files.<text:line-break/>

</text:p>
      <text:h text:style-name="Heading_20_3" text:outline-level="3"><text:bookmark-start text:name="OrgXref.sec-1-1-2"/><text:bookmark text:name="sec-1-1-2"/>Altering the Database/Schema - Moodle API<text:bookmark-end text:name="OrgXref.sec-1-1-2"/></text:h>
      <text:list text:continue-numbering="false" text:style-name="OrgBulletedList">
        <text:list-item>
          <text:p text:style-name="Text_20_body">
Moodle functions for manipulating the database seem to be in <text:span text:style-name="OrgCode">lib/datalib.php</text:span>

</text:p>
        </text:list-item>
        <text:list-item>
          <text:p text:style-name="Text_20_body">
Actually maybe in <text:span text:style-name="OrgCode">./lib/dml/moodle_database.php</text:span>

</text:p>
        </text:list-item>
      </text:list>
      <text:p text:style-name="Text_20_body">

Hmmm at any rate check here <text:a xlink:type="simple" xlink:href="http://docs.moodle.org/dev/Data_definition_API">Data definition API</text:a> <text:line-break/>
And here <text:a xlink:type="simple" xlink:href="http://docs.moodle.org/dev/XMLDB_editor">XMLDB editor</text:a> <text:line-break/>

</text:p>
      <text:p text:style-name="Text_20_body">

<text:span text:style-name="Bold">Actually</text:span> for best examples of how to do this check <text:span text:style-name="OrgCode">lib/db/upgrade.php</text:span> where Moodle upgrades itself using XMLDB objects and proper functions. e.g.

</text:p>
      <text:p text:style-name="OrgSrcBlock"><text:span text:style-name="OrgSrcFontLockKeywordFace">if</text:span><text:s/>($<text:span text:style-name="OrgSrcFontLockVariableNameFace">oldversion</text:span><text:s/>&lt;<text:s/><text:span text:style-name="OrgSrcDefault">2012050300</text:span>.<text:span text:style-name="OrgSrcDefault">03</text:span>)<text:s/>{</text:p>
      <text:p text:style-name="OrgSrcBlock"/>
      <text:p text:style-name="OrgSrcBlock"><text:s/><text:s/><text:s/><text:s/><text:span text:style-name="OrgSrcFontLockCommentDelimiterFace">//<text:s/></text:span><text:span text:style-name="OrgSrcFontLockCommentFace">Define<text:s/>field<text:s/>coursedisplay<text:s/>to<text:s/>be<text:s/>added<text:s/>to<text:s/>course</text:span></text:p>
      <text:p text:style-name="OrgSrcBlock"><text:s/><text:s/><text:s/><text:s/>$<text:span text:style-name="OrgSrcFontLockVariableNameFace">table</text:span><text:s/>=<text:s/><text:span text:style-name="OrgSrcFontLockKeywordFace">new</text:span><text:s/><text:span text:style-name="OrgSrcFontLockTypeFace">xmldb_table</text:span>(<text:span text:style-name="OrgSrcFontLockStringFace">'course'</text:span>);</text:p>
      <text:p text:style-name="OrgSrcBlock"><text:s/><text:s/><text:s/><text:s/>$<text:span text:style-name="OrgSrcFontLockVariableNameFace">field</text:span><text:s/>=<text:s/><text:span text:style-name="OrgSrcFontLockKeywordFace">new</text:span><text:s/><text:span text:style-name="OrgSrcFontLockTypeFace">xmldb_field</text:span>(<text:span text:style-name="OrgSrcFontLockStringFace">'coursedisplay'</text:span>,<text:s/><text:span text:style-name="OrgSrcFontLockWarningFace">XMLDB_TYPE_INTEGER</text:span>,<text:s/><text:span text:style-name="OrgSrcFontLockStringFace">'2'</text:span>,<text:s/><text:span text:style-name="OrgSrcFontLockConstantFace">null</text:span>,<text:s/><text:span text:style-name="OrgSrcFontLockWarningFace">XMLDB_NOTNULL</text:span>,<text:s/><text:span text:style-name="OrgSrcFontLockConstantFace">null</text:span>,<text:s/><text:span text:style-name="OrgSrcFontLockStringFace">'0'</text:span>,<text:s/><text:span text:style-name="OrgSrcFontLockStringFace">'completionnotify'</text:span>);</text:p>
      <text:p text:style-name="OrgSrcBlock"/>
      <text:p text:style-name="OrgSrcBlock"><text:s/><text:s/><text:s/><text:s/><text:span text:style-name="OrgSrcFontLockCommentDelimiterFace">//<text:s/></text:span><text:span text:style-name="OrgSrcFontLockCommentFace">Conditionally<text:s/>launch<text:s/>add<text:s/>field<text:s/>coursedisplay</text:span></text:p>
      <text:p text:style-name="OrgSrcBlock"><text:s/><text:s/><text:s/><text:s/><text:span text:style-name="OrgSrcFontLockKeywordFace">if</text:span><text:s/>(!$<text:span text:style-name="OrgSrcFontLockVariableNameFace">dbman</text:span>-<text:span text:style-name="OrgSrcFontLockConstantFace">&gt;</text:span><text:span text:style-name="OrgSrcDefault">field_exists</text:span>($<text:span text:style-name="OrgSrcFontLockVariableNameFace">table</text:span>,<text:s/>$<text:span text:style-name="OrgSrcFontLockVariableNameFace">field</text:span>))<text:s/>{</text:p>
      <text:p text:style-name="OrgSrcBlock"><text:s/><text:s/><text:s/><text:s/><text:s/><text:s/><text:s/><text:s/>$<text:span text:style-name="OrgSrcFontLockVariableNameFace">dbman</text:span>-&gt;<text:span text:style-name="OrgSrcDefault">add_field</text:span>($<text:span text:style-name="OrgSrcFontLockVariableNameFace">table</text:span>,<text:s/>$<text:span text:style-name="OrgSrcFontLockVariableNameFace">field</text:span>);</text:p>
      <text:p text:style-name="OrgSrcBlockLastLine"><text:s/><text:s/><text:s/><text:s/>}</text:p>
      <text:h text:style-name="Heading_20_3" text:outline-level="3"><text:bookmark-start text:name="OrgXref.sec-1-1-3"/><text:bookmark text:name="sec-1-1-3"/>grep get<text:span text:style-name="OrgSubscript">record</text:span><text:bookmark-end text:name="OrgXref.sec-1-1-3"/></text:h>
      <text:p text:style-name="OrgSrcBlock">hal@HAL9000:~/work/test-sites/my-moodle-23$<text:s/>grep<text:s/>-Rc<text:s/><text:span text:style-name="OrgSrcFontLockStringFace">"function<text:s/>get_record"</text:span><text:s/>.<text:s/>|<text:s/>grep<text:s/>-v<text:s/>:0</text:p>
      <text:p text:style-name="OrgSrcBlock">grep:<text:s/>./config.php:<text:s/>Permission<text:s/>denied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/text:p>
      <text:p text:style-name="OrgSrcBlock">./mod/quiz/report/statistics/tests/statistics_test.php:1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/text:p>
      <text:p text:style-name="OrgSrcBlock">grep:<text:s/>./local/drupal_name/.#version.php:<text:s/>No<text:s/>such<text:s/>file<text:s/>or<text:s/>directory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/text:p>
      <text:p text:style-name="OrgSrcBlock">./question/category_class.php:1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/text:p>
      <text:p text:style-name="OrgSrcBlock">./lib/completion/data_object.php:1</text:p>
      <text:p text:style-name="OrgSrcBlock">./lib/listlib.php:1</text:p>
      <text:p text:style-name="OrgSrcBlock">./lib/filelib.php:1</text:p>
      <text:p text:style-name="OrgSrcBlock">./lib/grade/grade_object.php:1</text:p>
      <text:p text:style-name="OrgSrcBlock">./lib/dml/mssql_native_moodle_database.php:4</text:p>
      <text:p text:style-name="OrgSrcBlock">./lib/dml/moodle_database.php:26</text:p>
      <text:p text:style-name="OrgSrcBlock">./lib/dml/sqlsrv_native_moodle_database.php:4</text:p>
      <text:p text:style-name="OrgSrcBlock">./lib/dml/pdo_moodle_database.php:4</text:p>
      <text:p text:style-name="OrgSrcBlock">./lib/dml/tests/dml_test.php:2</text:p>
      <text:p text:style-name="OrgSrcBlock">./lib/dml/oci_native_moodle_database.php:5</text:p>
      <text:p text:style-name="OrgSrcBlock">./lib/dml/mysqli_native_moodle_database.php:5</text:p>
      <text:p text:style-name="OrgSrcBlockLastLine">./lib/dml/pgsql_native_moodle_database.php:4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#c0c0c0" fo:padding="0.049cm" fo:border="0.018cm solid #000000" style:shadow="none">
        <style:background-image/>
      </style:paragraph-properties>
    </style:style>
    <style:style style:name="OrgFixedWidthBlock" style:family="paragraph" style:parent-style-name="Preformatted_20_Text">
      <style:paragraph-properties fo:background-color="#c0c0c0" fo:padding="0.049cm" fo:border="0.018cm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>
      <style:text-properties fo:color="#ff0000"/>
    </style:style>
    <style:style style:name="OrgDone" style:family="text">
      <style:text-properties fo:color="#008000"/>
    </style:style>
    <style:style style:name="OrgTag" style:family="text">
      <style:text-properties fo:background-color="#add8e6"/>
    </style:style>
    <style:style style:name="OrgTimestamp" style:family="text">
      <style:text-properties fo:color="#bebebe"/>
    </style:style>
    <style:style style:name="OrgTimestampKeyword" style:family="text">
      <style:text-properties fo:color="#5f9ea0"/>
    </style:style>
    <style:style style:name="OrgTimestampWrapper" style:family="text"/>
    <style:style style:name="OrgTarget" style:family="text"/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fo:margin-top="0cm" fo:margin-bottom="0cm" style:vertical-pos="middle" style:vertical-rel="text" style:horizontal-pos="from-left" style:horizontal-rel="paragraph-content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FontLockConstantFace" style:family="text">
      <style:text-properties fo:color="#40e0d0"/>
    </style:style>
    <style:style style:name="OrgSrcFontLockWarningFace" style:family="text">
      <style:text-properties fo:color="#ff8c69"/>
    </style:style>
    <style:style style:name="OrgSrcFontLockStringFace" style:family="text">
      <style:text-properties fo:color="#bdb76b"/>
    </style:style>
    <style:style style:name="OrgSrcFontLockTypeFace" style:family="text">
      <style:text-properties fo:color="#7fffd4"/>
    </style:style>
    <style:style style:name="OrgSrcFontLockCommentFace" style:family="text">
      <style:text-properties fo:color="#00cd66"/>
    </style:style>
    <style:style style:name="OrgSrcFontLockCommentDelimiterFace" style:family="text">
      <style:text-properties fo:color="#00cd66"/>
    </style:style>
    <style:style style:name="OrgSrcBlock" style:family="paragraph" style:parent-style-name="Preformatted_20_Text">
      <style:paragraph-properties fo:background-color="#000000" fo:padding="0.049cm" fo:border="0.51pt solid #000000" style:shadow="none">
        <style:background-image/>
      </style:paragraph-properties>
      <style:text-properties fo:color="#f5deb3"/>
    </style:style>
    <style:style style:name="OrgSrcFontLockVariableNameFace" style:family="text">
      <style:text-properties fo:color="#9acd32"/>
    </style:style>
    <style:style style:name="OrgSrcFontLockKeywordFace" style:family="text">
      <style:text-properties fo:color="#ffffff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Hal Henke</dc:creator>
    <meta:initial-creator>Hal Henke</meta:initial-creator>
    <dc:date>2012-12-20T13:01:04+11:00</dc:date>
    <meta:creation-date>2012-12-20T13:01:04+11:00</meta:creation-date>
    <meta:generator>Org-7.8.11/Emacs-24.2.1</meta:generator>
    <meta:keyword/>
    <dc:subject/>
    <dc:title>My Notes On Moodle &amp; Devving It</dc:title>
  </office:meta>
</office:document-meta>
</file>